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alities and Options of Firefox AddOn "Foodsharing Utilities"</text:p>
      <text:p text:style-name="Standard">The AddOn will...</text:p>
      <text:p text:style-name="Standard">- (optionally) grab stored login data from firefox and automatically login in on browser start</text:p>
      <text:p text:style-name="Standard">- provide a button in Firefox-toolbar, that</text:p>
      <text:p text:style-name="Standard"><text:tab/>- shows number of unread messages (if logged in)</text:p>
      <text:p text:style-name="Standard"><text:tab/>- and opens a panel on click,</text:p>
      <text:p text:style-name="Standard"><text:tab/><text:tab/>- displaying all pickup dates (if logged in)</text:p>
      <text:p text:style-name="Standard"><text:tab/><text:tab/>- displaying unread messages (if logged in)</text:p>
      <text:p text:style-name="Standard"><text:tab/><text:tab/>- showing an 'open-foodsharing-tab'-button (if logged in)</text:p>
      <text:p text:style-name="Standard"><text:tab/><text:tab/>- showing a login-button (if not logged in)</text:p>
      <text:p text:style-name="Standard">- observe tabs operating on "https://foodsharing*" and recognize manual login(s) and logoff(s)</text:p>
      <text:p text:style-name="Standard">- notify the user about newly occured log-ins</text:p>
      <text:p text:style-name="Standard">- notify the user about 'soon' upcoming pickup-dates (e.g. "There is a pickup date at ALDI in 45 minutes")</text:p>
      <text:p text:style-name="Standard">- include options for interval-lengths to check...</text:p>
      <text:list xml:id="list4577853356347585615" text:style-name="L1">
        <text:list-item>
          <text:list>
            <text:list-item>
              <text:p text:style-name="P1">for unread messages (updating the button's badge)</text:p>
            </text:list-item>
            <text:list-item>
              <text:p text:style-name="P1">for upcoming pickup-dates (e.g. check every 'X' minutes)</text:p>
            </text:list-item>
          </text:list>
        </text:list-item>
      </text:list>
      <text:list xml:id="list1304317708784495701" text:style-name="L2">
        <text:list-item>
          <text:list>
            <text:list-item>
              <text:p text:style-name="P2">to define when prompts will start (e.g. start notifying me Y minutes before time Z, every 'X' minutes)</text:p>
            </text:list-item>
          </text:list>
        </text:list-item>
      </text:list>
      <text:list xml:id="list5184611016799330234" text:style-name="L3">
        <text:list-item>
          <text:p text:style-name="P3">With every incoming message, the button's badge turns red and open tabs begin to blink ('(#) New Messages' &lt;--&gt; '(#) Foodsharing.de'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8</meta:editing-cycles>
    <meta:generator>OpenOffice/4.0.1$Win32 OpenOffice.org_project/401m5$Build-9714</meta:generator>
    <dc:date>2016-12-19T18:34:00.37</dc:date>
    <meta:document-statistic meta:table-count="0" meta:image-count="0" meta:object-count="0" meta:page-count="1" meta:paragraph-count="18" meta:word-count="184" meta:character-count="1135"/>
    <meta:user-defined meta:name="Info 1"/>
    <meta:user-defined meta:name="Info 2"/>
    <meta:user-defined meta:name="Info 3"/>
    <meta:user-defined meta:name="Info 4"/>
  </office:meta>
</office:document-meta>
</file>